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ge" table:style-name="ta1">
        <table:shapes>
          <draw:frame draw:z-index="0" draw:style-name="gr1" draw:text-style-name="P1" svg:width="43.453cm" svg:height="13.774cm" svg:x="3.202cm" svg:y="2.039cm">
            <draw:object draw:notify-on-update-of-ranges="kage.B1:kage.B1 kage.B2:kage.B222 kage.G1:kage.G1 kage.G2:kage.G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urrent_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_pos_pan</text:p>
          </table:table-cell>
          <table:table-cell office:value-type="string" calcext:value-type="string">
            <text:p>raw_pos_tilt</text:p>
          </table:table-cell>
          <table:table-cell office:value-type="string" calcext:value-type="string">
            <text:p>raw_pwm_pan</text:p>
          </table:table-cell>
          <table:table-cell office:value-type="string" calcext:value-type="string">
            <text:p>raw_pwm_tilt</text:p>
          </table:table-cell>
          <table:table-cell office:value-type="string" calcext:value-type="string">
            <text:p>pos_pan</text:p>
          </table:table-cell>
          <table:table-cell office:value-type="string" calcext:value-type="string">
            <text:p>pos_tilt</text:p>
          </table:table-cell>
          <table:table-cell office:value-type="string" calcext:value-type="string">
            <text:p>setpoint_pan</text:p>
          </table:table-cell>
          <table:table-cell office:value-type="string" calcext:value-type="string">
            <text:p>setpoint_til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]*0.005" office:value-type="float" office:value="0.065" calcext:value-type="float">
            <text:p>0.0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]*0.005"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*0.005" office:value-type="float" office:value="0.075" calcext:value-type="float">
            <text:p>0.0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5]*0.005" office:value-type="float" office:value="0.08" calcext:value-type="float">
            <text:p>0.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6]*0.005" office:value-type="float" office:value="0.085" calcext:value-type="float">
            <text:p>0.0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7]*0.005" office:value-type="float" office:value="0.09" calcext:value-type="float">
            <text:p>0.0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8]*0.005" office:value-type="float" office:value="0.095" calcext:value-type="float">
            <text:p>0.0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0.005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0]*0.005" office:value-type="float" office:value="0.105" calcext:value-type="float">
            <text:p>0.1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1]*0.005" office:value-type="float" office:value="0.11" calcext:value-type="float">
            <text:p>0.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2]*0.005" office:value-type="float" office:value="0.115" calcext:value-type="float">
            <text:p>0.1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3]*0.005" office:value-type="float" office:value="0.12" calcext:value-type="float">
            <text:p>0.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4]*0.005" office:value-type="float" office:value="0.125" calcext:value-type="float">
            <text:p>0.1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5]*0.005" office:value-type="float" office:value="0.13" calcext:value-type="float">
            <text:p>0.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6]*0.005" office:value-type="float" office:value="0.135" calcext:value-type="float">
            <text:p>0.1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7]*0.005" office:value-type="float" office:value="0.14" calcext:value-type="float">
            <text:p>0.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8]*0.005" office:value-type="float" office:value="0.145" calcext:value-type="float">
            <text:p>0.1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9]*0.005" office:value-type="float" office:value="0.15" calcext:value-type="float">
            <text:p>0.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0]*0.005" office:value-type="float" office:value="0.155" calcext:value-type="float">
            <text:p>0.1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1]*0.005" office:value-type="float" office:value="0.16" calcext:value-type="float">
            <text:p>0.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2]*0.005" office:value-type="float" office:value="0.165" calcext:value-type="float">
            <text:p>0.1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3]*0.005" office:value-type="float" office:value="0.17" calcext:value-type="float">
            <text:p>0.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4]*0.005" office:value-type="float" office:value="0.175" calcext:value-type="float">
            <text:p>0.1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5]*0.005"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26]*0.005" office:value-type="float" office:value="0.185" calcext:value-type="float">
            <text:p>0.1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7]*0.005" office:value-type="float" office:value="0.19" calcext:value-type="float">
            <text:p>0.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8]*0.005" office:value-type="float" office:value="0.195" calcext:value-type="float">
            <text:p>0.1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9]*0.005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0]*0.005" office:value-type="float" office:value="0.205" calcext:value-type="float">
            <text:p>0.2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1]*0.005" office:value-type="float" office:value="0.21" calcext:value-type="float">
            <text:p>0.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2]*0.005" office:value-type="float" office:value="0.215" calcext:value-type="float">
            <text:p>0.2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3]*0.005" office:value-type="float" office:value="0.22" calcext:value-type="float">
            <text:p>0.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4]*0.005" office:value-type="float" office:value="0.225" calcext:value-type="float">
            <text:p>0.2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5]*0.005" office:value-type="float" office:value="0.23" calcext:value-type="float">
            <text:p>0.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6]*0.005" office:value-type="float" office:value="0.235" calcext:value-type="float">
            <text:p>0.2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7]*0.005" office:value-type="float" office:value="0.24" calcext:value-type="float">
            <text:p>0.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8]*0.005" office:value-type="float" office:value="0.245" calcext:value-type="float">
            <text:p>0.2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9]*0.005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0]*0.005" office:value-type="float" office:value="0.255" calcext:value-type="float">
            <text:p>0.2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1]*0.005" office:value-type="float" office:value="0.26" calcext:value-type="float">
            <text:p>0.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2]*0.005" office:value-type="float" office:value="0.265" calcext:value-type="float">
            <text:p>0.2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3]*0.005" office:value-type="float" office:value="0.27" calcext:value-type="float">
            <text:p>0.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4]*0.005" office:value-type="float" office:value="0.275" calcext:value-type="float">
            <text:p>0.2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5]*0.005"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6]*0.005" office:value-type="float" office:value="0.285" calcext:value-type="float">
            <text:p>0.2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47]*0.005" office:value-type="float" office:value="0.29" calcext:value-type="float">
            <text:p>0.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48]*0.005" office:value-type="float" office:value="0.295" calcext:value-type="float">
            <text:p>0.2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9]*0.005" office:value-type="float" office:value="0.3" calcext:value-type="float">
            <text:p>0.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0]*0.005" office:value-type="float" office:value="0.305" calcext:value-type="float">
            <text:p>0.3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1]*0.005" office:value-type="float" office:value="0.31" calcext:value-type="float">
            <text:p>0.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2]*0.005" office:value-type="float" office:value="0.315" calcext:value-type="float">
            <text:p>0.3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3]*0.005"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4]*0.005" office:value-type="float" office:value="0.325" calcext:value-type="float">
            <text:p>0.3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5]*0.005" office:value-type="float" office:value="0.33" calcext:value-type="float">
            <text:p>0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56]*0.005" office:value-type="float" office:value="0.335" calcext:value-type="float">
            <text:p>0.3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57]*0.005" office:value-type="float" office:value="0.34" calcext:value-type="float">
            <text:p>0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58]*0.005" office:value-type="float" office:value="0.345" calcext:value-type="float">
            <text:p>0.3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59]*0.005" office:value-type="float" office:value="0.35" calcext:value-type="float">
            <text:p>0.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0]*0.005" office:value-type="float" office:value="0.355" calcext:value-type="float">
            <text:p>0.3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1]*0.005"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2]*0.005" office:value-type="float" office:value="0.365" calcext:value-type="float">
            <text:p>0.3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3]*0.005" office:value-type="float" office:value="0.37" calcext:value-type="float">
            <text:p>0.3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4]*0.005" office:value-type="float" office:value="0.375" calcext:value-type="float">
            <text:p>0.3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65]*0.005"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66]*0.005" office:value-type="float" office:value="0.385" calcext:value-type="float">
            <text:p>0.3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67]*0.005" office:value-type="float" office:value="0.39" calcext:value-type="float">
            <text:p>0.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68]*0.005" office:value-type="float" office:value="0.395" calcext:value-type="float">
            <text:p>0.3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69]*0.005"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70]*0.005" office:value-type="float" office:value="0.405" calcext:value-type="float">
            <text:p>0.4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71]*0.005" office:value-type="float" office:value="0.41" calcext:value-type="float">
            <text:p>0.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72]*0.005" office:value-type="float" office:value="0.415" calcext:value-type="float">
            <text:p>0.4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73]*0.005"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4]*0.005" office:value-type="float" office:value="0.425" calcext:value-type="float">
            <text:p>0.4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5]*0.005" office:value-type="float" office:value="0.43" calcext:value-type="float">
            <text:p>0.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76]*0.005" office:value-type="float" office:value="0.435" calcext:value-type="float">
            <text:p>0.4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7]*0.005"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8]*0.005" office:value-type="float" office:value="0.445" calcext:value-type="float">
            <text:p>0.4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9]*0.005" office:value-type="float" office:value="0.45" calcext:value-type="float">
            <text:p>0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0]*0.005" office:value-type="float" office:value="0.455" calcext:value-type="float">
            <text:p>0.4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1]*0.005"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2]*0.005" office:value-type="float" office:value="0.465" calcext:value-type="float">
            <text:p>0.4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3]*0.005" office:value-type="float" office:value="0.47" calcext:value-type="float">
            <text:p>0.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4]*0.005" office:value-type="float" office:value="0.475" calcext:value-type="float">
            <text:p>0.47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85]*0.005"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6]*0.005" office:value-type="float" office:value="0.485" calcext:value-type="float">
            <text:p>0.4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87]*0.005" office:value-type="float" office:value="0.49" calcext:value-type="float">
            <text:p>0.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88]*0.005" office:value-type="float" office:value="0.495" calcext:value-type="float">
            <text:p>0.4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9]*0.005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90]*0.005" office:value-type="float" office:value="0.505" calcext:value-type="float">
            <text:p>0.5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91]*0.005" office:value-type="float" office:value="0.51" calcext:value-type="float">
            <text:p>0.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2]*0.005" office:value-type="float" office:value="0.515" calcext:value-type="float">
            <text:p>0.5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93]*0.005"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94]*0.005" office:value-type="float" office:value="0.525" calcext:value-type="float">
            <text:p>0.525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147974" calcext:value-type="float">
            <text:p>0.147974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95]*0.005" office:value-type="float" office:value="0.53" calcext:value-type="float">
            <text:p>0.53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261799" calcext:value-type="float">
            <text:p>0.261799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96]*0.005" office:value-type="float" office:value="0.535" calcext:value-type="float">
            <text:p>0.535</text:p>
          </table:table-cell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387008" calcext:value-type="float">
            <text:p>0.38700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7]*0.005" office:value-type="float" office:value="0.54" calcext:value-type="float">
            <text:p>0.54</text:p>
          </table:table-cell>
          <table:table-cell office:value-type="float" office:value="44" calcext:value-type="float">
            <text:p>44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.500834" calcext:value-type="float">
            <text:p>0.500834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98]*0.005" office:value-type="float" office:value="0.545" calcext:value-type="float">
            <text:p>0.545</text:p>
          </table:table-cell>
          <table:table-cell office:value-type="float" office:value="52" calcext:value-type="float">
            <text:p>52</text:p>
          </table:table-cell>
          <table:table-cell office:value-type="float" office:value="-2" calcext:value-type="float">
            <text:p>-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.591894" calcext:value-type="float">
            <text:p>0.591894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99]*0.005" office:value-type="float" office:value="0.55" calcext:value-type="float">
            <text:p>0.55</text:p>
          </table:table-cell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75125" calcext:value-type="float">
            <text:p>0.75125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00]*0.005" office:value-type="float" office:value="0.555" calcext:value-type="float">
            <text:p>0.555</text:p>
          </table:table-cell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53694" calcext:value-type="float">
            <text:p>0.853694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1]*0.005" office:value-type="float" office:value="0.56" calcext:value-type="float">
            <text:p>0.56</text:p>
          </table:table-cell>
          <table:table-cell office:value-type="float" office:value="84" calcext:value-type="float">
            <text:p>84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02]*0.005" office:value-type="float" office:value="0.565" calcext:value-type="float">
            <text:p>0.565</text:p>
          </table:table-cell>
          <table:table-cell office:value-type="float" office:value="89" calcext:value-type="float">
            <text:p>89</text:p>
          </table:table-cell>
          <table:table-cell office:value-type="float" office:value="-2" calcext:value-type="float">
            <text:p>-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.01305" calcext:value-type="float">
            <text:p>1.01305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03]*0.005" office:value-type="float" office:value="0.57" calcext:value-type="float">
            <text:p>0.57</text:p>
          </table:table-cell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.035815" calcext:value-type="float">
            <text:p>1.035815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04]*0.005" office:value-type="float" office:value="0.575" calcext:value-type="float">
            <text:p>0.5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05]*0.005" office:value-type="float" office:value="0.58" calcext:value-type="float">
            <text:p>0.5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06]*0.005" office:value-type="float" office:value="0.585" calcext:value-type="float">
            <text:p>0.5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07]*0.005" office:value-type="float" office:value="0.59" calcext:value-type="float">
            <text:p>0.5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08]*0.005" office:value-type="float" office:value="0.595" calcext:value-type="float">
            <text:p>0.5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09]*0.005" office:value-type="float" office:value="0.6" calcext:value-type="float">
            <text:p>0.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10]*0.005" office:value-type="float" office:value="0.605" calcext:value-type="float">
            <text:p>0.6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11]*0.005" office:value-type="float" office:value="0.61" calcext:value-type="float">
            <text:p>0.6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12]*0.005" office:value-type="float" office:value="0.615" calcext:value-type="float">
            <text:p>0.6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13]*0.005" office:value-type="float" office:value="0.62" calcext:value-type="float">
            <text:p>0.62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14]*0.005" office:value-type="float" office:value="0.625" calcext:value-type="float">
            <text:p>0.62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15]*0.005" office:value-type="float" office:value="0.63" calcext:value-type="float">
            <text:p>0.63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16]*0.005" office:value-type="float" office:value="0.635" calcext:value-type="float">
            <text:p>0.63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17]*0.005" office:value-type="float" office:value="0.64" calcext:value-type="float">
            <text:p>0.64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18]*0.005" office:value-type="float" office:value="0.645" calcext:value-type="float">
            <text:p>0.64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19]*0.005" office:value-type="float" office:value="0.65" calcext:value-type="float">
            <text:p>0.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20]*0.005" office:value-type="float" office:value="0.655" calcext:value-type="float">
            <text:p>0.65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21]*0.005" office:value-type="float" office:value="0.66" calcext:value-type="float">
            <text:p>0.6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22]*0.005" office:value-type="float" office:value="0.665" calcext:value-type="float">
            <text:p>0.6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23]*0.005" office:value-type="float" office:value="0.67" calcext:value-type="float">
            <text:p>0.67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24]*0.005" office:value-type="float" office:value="0.675" calcext:value-type="float">
            <text:p>0.6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25]*0.005" office:value-type="float" office:value="0.68" calcext:value-type="float">
            <text:p>0.6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26]*0.005" office:value-type="float" office:value="0.685" calcext:value-type="float">
            <text:p>0.6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27]*0.005" office:value-type="float" office:value="0.69" calcext:value-type="float">
            <text:p>0.6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28]*0.005" office:value-type="float" office:value="0.695" calcext:value-type="float">
            <text:p>0.6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29]*0.005"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30]*0.005" office:value-type="float" office:value="0.705" calcext:value-type="float">
            <text:p>0.7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31]*0.005" office:value-type="float" office:value="0.71" calcext:value-type="float">
            <text:p>0.7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32]*0.005" office:value-type="float" office:value="0.715" calcext:value-type="float">
            <text:p>0.7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33]*0.005" office:value-type="float" office:value="0.72" calcext:value-type="float">
            <text:p>0.72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34]*0.005" office:value-type="float" office:value="0.725" calcext:value-type="float">
            <text:p>0.72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35]*0.005" office:value-type="float" office:value="0.73" calcext:value-type="float">
            <text:p>0.73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36]*0.005" office:value-type="float" office:value="0.735" calcext:value-type="float">
            <text:p>0.73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37]*0.005" office:value-type="float" office:value="0.74" calcext:value-type="float">
            <text:p>0.74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38]*0.005" office:value-type="float" office:value="0.745" calcext:value-type="float">
            <text:p>0.74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39]*0.005" office:value-type="float" office:value="0.75" calcext:value-type="float">
            <text:p>0.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40]*0.005" office:value-type="float" office:value="0.755" calcext:value-type="float">
            <text:p>0.75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41]*0.005" office:value-type="float" office:value="0.76" calcext:value-type="float">
            <text:p>0.7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42]*0.005" office:value-type="float" office:value="0.765" calcext:value-type="float">
            <text:p>0.7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43]*0.005" office:value-type="float" office:value="0.77" calcext:value-type="float">
            <text:p>0.77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44]*0.005" office:value-type="float" office:value="0.775" calcext:value-type="float">
            <text:p>0.7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45]*0.005" office:value-type="float" office:value="0.78" calcext:value-type="float">
            <text:p>0.7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46]*0.005" office:value-type="float" office:value="0.785" calcext:value-type="float">
            <text:p>0.7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47]*0.005" office:value-type="float" office:value="0.79" calcext:value-type="float">
            <text:p>0.7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48]*0.005" office:value-type="float" office:value="0.795" calcext:value-type="float">
            <text:p>0.7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49]*0.005" office:value-type="float" office:value="0.8" calcext:value-type="float">
            <text:p>0.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50]*0.005" office:value-type="float" office:value="0.805" calcext:value-type="float">
            <text:p>0.8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51]*0.005" office:value-type="float" office:value="0.81" calcext:value-type="float">
            <text:p>0.8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52]*0.005" office:value-type="float" office:value="0.815" calcext:value-type="float">
            <text:p>0.8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53]*0.005" office:value-type="float" office:value="0.82" calcext:value-type="float">
            <text:p>0.82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54]*0.005" office:value-type="float" office:value="0.825" calcext:value-type="float">
            <text:p>0.82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55]*0.005" office:value-type="float" office:value="0.83" calcext:value-type="float">
            <text:p>0.83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56]*0.005" office:value-type="float" office:value="0.835" calcext:value-type="float">
            <text:p>0.83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57]*0.005" office:value-type="float" office:value="0.84" calcext:value-type="float">
            <text:p>0.84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58]*0.005" office:value-type="float" office:value="0.845" calcext:value-type="float">
            <text:p>0.84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59]*0.005" office:value-type="float" office:value="0.85" calcext:value-type="float">
            <text:p>0.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60]*0.005" office:value-type="float" office:value="0.855" calcext:value-type="float">
            <text:p>0.85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61]*0.005" office:value-type="float" office:value="0.86" calcext:value-type="float">
            <text:p>0.8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62]*0.005" office:value-type="float" office:value="0.865" calcext:value-type="float">
            <text:p>0.8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63]*0.005" office:value-type="float" office:value="0.87" calcext:value-type="float">
            <text:p>0.87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64]*0.005" office:value-type="float" office:value="0.875" calcext:value-type="float">
            <text:p>0.8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65]*0.005" office:value-type="float" office:value="0.88" calcext:value-type="float">
            <text:p>0.8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66]*0.005" office:value-type="float" office:value="0.885" calcext:value-type="float">
            <text:p>0.8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67]*0.005" office:value-type="float" office:value="0.89" calcext:value-type="float">
            <text:p>0.8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68]*0.005" office:value-type="float" office:value="0.895" calcext:value-type="float">
            <text:p>0.8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69]*0.005" office:value-type="float" office:value="0.9" calcext:value-type="float">
            <text:p>0.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70]*0.005" office:value-type="float" office:value="0.905" calcext:value-type="float">
            <text:p>0.9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71]*0.005" office:value-type="float" office:value="0.91" calcext:value-type="float">
            <text:p>0.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72]*0.005" office:value-type="float" office:value="0.915" calcext:value-type="float">
            <text:p>0.9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73]*0.005" office:value-type="float" office:value="0.92" calcext:value-type="float">
            <text:p>0.92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74]*0.005" office:value-type="float" office:value="0.925" calcext:value-type="float">
            <text:p>0.92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75]*0.005" office:value-type="float" office:value="0.93" calcext:value-type="float">
            <text:p>0.93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76]*0.005" office:value-type="float" office:value="0.935" calcext:value-type="float">
            <text:p>0.93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77]*0.005" office:value-type="float" office:value="0.94" calcext:value-type="float">
            <text:p>0.94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78]*0.005" office:value-type="float" office:value="0.945" calcext:value-type="float">
            <text:p>0.94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79]*0.005" office:value-type="float" office:value="0.95" calcext:value-type="float">
            <text:p>0.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80]*0.005" office:value-type="float" office:value="0.955" calcext:value-type="float">
            <text:p>0.95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81]*0.005" office:value-type="float" office:value="0.96" calcext:value-type="float">
            <text:p>0.9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19" calcext:value-type="float">
            <text:p>1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82]*0.005" office:value-type="float" office:value="0.965" calcext:value-type="float">
            <text:p>0.9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83]*0.005" office:value-type="float" office:value="0.97" calcext:value-type="float">
            <text:p>0.97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84]*0.005" office:value-type="float" office:value="0.975" calcext:value-type="float">
            <text:p>0.9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85]*0.005" office:value-type="float" office:value="0.98" calcext:value-type="float">
            <text:p>0.9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86]*0.005" office:value-type="float" office:value="0.985" calcext:value-type="float">
            <text:p>0.9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87]*0.005" office:value-type="float" office:value="0.99" calcext:value-type="float">
            <text:p>0.9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88]*0.005" office:value-type="float" office:value="0.995" calcext:value-type="float">
            <text:p>0.9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89]*0.005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190]*0.005" office:value-type="float" office:value="1.005" calcext:value-type="float">
            <text:p>1.0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191]*0.005" office:value-type="float" office:value="1.01" calcext:value-type="float">
            <text:p>1.0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192]*0.005" office:value-type="float" office:value="1.015" calcext:value-type="float">
            <text:p>1.0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193]*0.005" office:value-type="float" office:value="1.02" calcext:value-type="float">
            <text:p>1.02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194]*0.005" office:value-type="float" office:value="1.025" calcext:value-type="float">
            <text:p>1.02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195]*0.005" office:value-type="float" office:value="1.03" calcext:value-type="float">
            <text:p>1.03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196]*0.005" office:value-type="float" office:value="1.035" calcext:value-type="float">
            <text:p>1.03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22" calcext:value-type="float">
            <text:p>22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197]*0.005" office:value-type="float" office:value="1.04" calcext:value-type="float">
            <text:p>1.04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23" calcext:value-type="float">
            <text:p>2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198]*0.005" office:value-type="float" office:value="1.045" calcext:value-type="float">
            <text:p>1.04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99]*0.005" office:value-type="float" office:value="1.05" calcext:value-type="float">
            <text:p>1.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00]*0.005" office:value-type="float" office:value="1.055" calcext:value-type="float">
            <text:p>1.05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01]*0.005" office:value-type="float" office:value="1.06" calcext:value-type="float">
            <text:p>1.0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24" calcext:value-type="float">
            <text:p>2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02]*0.005" office:value-type="float" office:value="1.065" calcext:value-type="float">
            <text:p>1.0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03]*0.005" office:value-type="float" office:value="1.07" calcext:value-type="float">
            <text:p>1.07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24" calcext:value-type="float">
            <text:p>2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04]*0.005" office:value-type="float" office:value="1.075" calcext:value-type="float">
            <text:p>1.07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24" calcext:value-type="float">
            <text:p>2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05]*0.005" office:value-type="float" office:value="1.08" calcext:value-type="float">
            <text:p>1.08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24" calcext:value-type="float">
            <text:p>24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06]*0.005" office:value-type="float" office:value="1.085" calcext:value-type="float">
            <text:p>1.08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25" calcext:value-type="float">
            <text:p>2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07]*0.005" office:value-type="float" office:value="1.09" calcext:value-type="float">
            <text:p>1.09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25" calcext:value-type="float">
            <text:p>2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08]*0.005" office:value-type="float" office:value="1.095" calcext:value-type="float">
            <text:p>1.09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25" calcext:value-type="float">
            <text:p>2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09]*0.005" office:value-type="float" office:value="1.1" calcext:value-type="float">
            <text:p>1.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25" calcext:value-type="float">
            <text:p>2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10]*0.005" office:value-type="float" office:value="1.105" calcext:value-type="float">
            <text:p>1.10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25" calcext:value-type="float">
            <text:p>25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11]*0.005" office:value-type="float" office:value="1.11" calcext:value-type="float">
            <text:p>1.1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26" calcext:value-type="float">
            <text:p>2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12]*0.005" office:value-type="float" office:value="1.115" calcext:value-type="float">
            <text:p>1.1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26" calcext:value-type="float">
            <text:p>2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13]*0.005" office:value-type="float" office:value="1.12" calcext:value-type="float">
            <text:p>1.12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26" calcext:value-type="float">
            <text:p>2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14]*0.005" office:value-type="float" office:value="1.125" calcext:value-type="float">
            <text:p>1.12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26" calcext:value-type="float">
            <text:p>2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15]*0.005" office:value-type="float" office:value="1.13" calcext:value-type="float">
            <text:p>1.13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26" calcext:value-type="float">
            <text:p>26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16]*0.005" office:value-type="float" office:value="1.135" calcext:value-type="float">
            <text:p>1.13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27" calcext:value-type="float">
            <text:p>2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17]*0.005" office:value-type="float" office:value="1.14" calcext:value-type="float">
            <text:p>1.14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27" calcext:value-type="float">
            <text:p>2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18]*0.005" office:value-type="float" office:value="1.145" calcext:value-type="float">
            <text:p>1.14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27" calcext:value-type="float">
            <text:p>2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19]*0.005" office:value-type="float" office:value="1.15" calcext:value-type="float">
            <text:p>1.1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27" calcext:value-type="float">
            <text:p>27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20]*0.005" office:value-type="float" office:value="1.155" calcext:value-type="float">
            <text:p>1.15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28" calcext:value-type="float">
            <text:p>2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21]*0.005" office:value-type="float" office:value="1.16" calcext:value-type="float">
            <text:p>1.16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28" calcext:value-type="float">
            <text:p>2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22]*0.005" office:value-type="float" office:value="1.165" calcext:value-type="float">
            <text:p>1.165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28" calcext:value-type="float">
            <text:p>28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-0.022765" calcext:value-type="float">
            <text:p>-0.022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kage.A1:kage.J2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15:50:56.992838932</dc:date>
    <meta:editing-duration>PT16M59S</meta:editing-duration>
    <meta:editing-cycles>1</meta:editing-cycles>
    <meta:document-statistic meta:table-count="1" meta:cell-count="222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454cm" svg:height="13.775cm" xlink:href=".." xlink:type="simple" chart:class="chart:line" chart:style-name="ch1">
        <chart:legend chart:legend-position="end" svg:x="40.814cm" svg:y="6.588cm" style:legend-expansion="high" chart:style-name="ch2"/>
        <chart:plot-area chart:style-name="ch3" table:cell-range-address="kage.B1:kage.B222 kage.G1:kage.G222" chart:data-source-has-labels="both" svg:x="0.869cm" svg:y="0.275cm" svg:width="39.076cm" svg:height="13.225cm">
          <chartooo:coordinate-region svg:x="1.596cm" svg:y="0.275cm" svg:width="38.194cm" svg:height="11.895cm"/>
          <chart:axis chart:dimension="x" chart:name="primary-x" chart:style-name="ch4" chartooo:axis-type="auto">
            <chartooo:date-scale/>
            <chart:categories table:cell-range-address="kage.B2:kage.B2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age.G2:kage.G222" chart:label-cell-address="kage.G1:kage.G1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_pan</text:p>
                <draw:g>
                  <svg:desc>kage.G1:kage.G1</svg:desc>
                </draw:g>
              </table:table-cell>
            </table:table-row>
          </table:table-header-rows>
          <table:table-rows>
            <table:table-row>
              <table:table-cell office:value-type="float" office:value="0.065">
                <text:p>0.065</text:p>
                <draw:g>
                  <svg:desc>kage.B2:kage.B222</svg:desc>
                </draw:g>
              </table:table-cell>
              <table:table-cell office:value-type="float" office:value="0">
                <text:p>0</text:p>
                <draw:g>
                  <svg:desc>kage.G2:kage.G222</svg:desc>
                </draw:g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147974">
                <text:p>0.14797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261799">
                <text:p>0.261799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0.387008">
                <text:p>0.387008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00834">
                <text:p>0.500834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0.591894">
                <text:p>0.59189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5125">
                <text:p>0.75125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.853694">
                <text:p>0.85369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956137">
                <text:p>0.956137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1.01305">
                <text:p>1.0130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.035815">
                <text:p>1.03581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65">
                <text:p>0.66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85">
                <text:p>0.6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55">
                <text:p>0.75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85">
                <text:p>0.7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05">
                <text:p>0.8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15">
                <text:p>0.8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35">
                <text:p>0.83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65">
                <text:p>0.86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895">
                <text:p>0.8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05">
                <text:p>0.9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35">
                <text:p>0.93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55">
                <text:p>0.95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65">
                <text:p>0.96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85">
                <text:p>0.9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0.995">
                <text:p>0.9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15">
                <text:p>1.0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047198">
                <text:p>1.047198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1.047198">
                <text:p>1.047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